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1" style:family="paragraph" style:parent-style-name="Standard">
      <style:paragraph-properties fo:margin-left="1.931cm" fo:margin-right="0cm" fo:text-indent="0cm" style:auto-text-indent="false"/>
    </style:style>
    <style:style style:name="P22" style:family="paragraph" style:parent-style-name="Standard" style:list-style-name="L4"/>
    <style:style style:name="P23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4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5" style:family="paragraph" style:parent-style-name="Heading_20_2">
      <style:paragraph-properties fo:margin-left="0cm" fo:margin-right="0cm" fo:text-indent="0cm" style:auto-text-indent="false"/>
    </style:style>
    <style:style style:name="P26" style:family="paragraph" style:parent-style-name="Heading_20_2" style:list-style-name="L1">
      <style:paragraph-properties fo:margin-left="0cm" fo:margin-right="0cm" fo:text-indent="0cm" style:auto-text-indent="false"/>
    </style:style>
    <style:style style:name="P27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28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4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Text_20_body" style:list-style-name="WW8Num7">
      <style:paragraph-properties fo:margin-left="2.54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pt" fo:country="BR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pt" fo:country="BR"/>
    </style:style>
    <style:style style:name="T15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exclua o cadastro de uma instituição <text:s/>e consequentemente exclua os dados dessa intituição permanentemente do sistema.</text:p>
      <text:h text:style-name="Heading_20_1" text:outline-level="1">Breve Descrição dos Atores</text:h>
      <text:p text:style-name="Standard"><text:span text:style-name="T5"><text:tab/>- Administrador (do Sistema): E</text:span><text:span text:style-name="T7">xclui qualquer instituição e seus dados do <text:tab/>sistema.</text:span></text:p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20298756" text:style-name="WW8Num7">
        <text:list-header>
          <text:p text:style-name="P48">1. O Administrador/Gerente seleciona a opção “Excluir Instituição” o sistema exibe uma tela com as seguintes opções:</text:p>
          <text:p text:style-name="P28"><text:span text:style-name="Fonte_20_parág._20_padrão"><text:span text:style-name="T14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49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38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38"><text:s/><text:tab/><text:tab/>- opção “Confirmar” para confirmar nome de Instituição fornecido;</text:p>
              <text:p text:style-name="P44"><text:span text:style-name="Fonte_20_parág._20_padrão"><text:span text:style-name="T15"><text:s/><text:tab/><text:tab/>- </text:span></text:span><text:span text:style-name="Fonte_20_parág._20_padrão"><text:span text:style-name="T14">opção</text:span></text:span><text:span text:style-name="Fonte_20_parág._20_padrão"><text:span text:style-name="T15"> </text:span></text:span><text:span text:style-name="Fonte_20_parág._20_padrão"><text:span text:style-name="T14">“Cancelar” para sair da opção de exclusão;</text:span></text:span></text:p>
            </text:list-item>
          </text:list>
          <text:p text:style-name="P42"><text:s/><text:tab/>2. O Administrador digita o nome da Instituição a ser excluída ou a seleciona na<text:tab/> lista apresentada, em seguida ele seleciona o prazo de validade que o pedido de <text:tab/>exclusão deve ter e seleciona a opção “Confirmar”;</text:p>
          <text:list>
            <text:list-header>
              <text:p text:style-name="P40"><text:s/><text:tab/>3. O sistema dá continuidade ao processo de exclusão exibindo uma tela <text:tab/>contendo:</text:p>
            </text:list-header>
          </text:list>
          <text:p text:style-name="P29"><text:soft-page-break/>- Nome da Instituição solicitada;</text:p>
          <text:p text:style-name="P30">- Nome do Gerente da Insituição a ser excluída;</text:p>
          <text:p text:style-name="P30">- campo editável para “Justificar” a exclusão, com no máximo 300 caracteres considerando espaços (preenchimento obrigatório);</text:p>
          <text:p text:style-name="P30">- o Prazo de Validade do pedido de exclusão;</text:p>
          <text:p text:style-name="P29">- opção “Excluir Instituição” para confirmar o pedido de exclusão;</text:p>
          <text:p text:style-name="P29">- opção “Voltar” para voltar à tela de seleção de Instituição a ser excluída;</text:p>
          <text:p text:style-name="P29">- opção “Cancelar” para sair da opção de exclusão;</text:p>
        </text:list-header>
      </text:list>
      <text:p text:style-name="P16"><text:span text:style-name="Fonte_20_parág._20_padrão"><text:span text:style-name="T12">4. O Administrador preenche a justificativa de exclusão do usuário;</text:span></text:span></text:p>
      <text:p text:style-name="P16"><text:span text:style-name="Fonte_20_parág._20_padrão"><text:span text:style-name="T12">5. O Administrador seleciona a opção “Excluir Instituição”;</text:span></text:span></text:p>
      <text:p text:style-name="P18"><text:span text:style-name="Fonte_20_parág._20_padrão"><text:span text:style-name="T12">6. O sistema exibe uma tela contendo:</text:span></text:span></text:p>
      <text:p text:style-name="P18"><text:span text:style-name="Fonte_20_parág._20_padrão"><text:span text:style-name="T12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Cadastrados no Sistema para que ele escolha qual deve autorizar a <text:tab/>operação de exclusão;</text:p>
      <text:p text:style-name="P14"><text:tab/>- opção “Confirmar” para confirmar escolha do Administrador que <text:tab/>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2">7. O Administrador escolhe na lista outro Administrador para autorizar a operação;</text:span></text:span></text:p>
      <text:p text:style-name="P16"><text:span text:style-name="Fonte_20_parág._20_padrão"><text:span text:style-name="T12">8. O Administrador seleciona a opção “Confirmar”;</text:span></text:span></text:p>
      <text:p text:style-name="P13">9. O sistema valida o pedido de exclusão, exibe a mensagem “Pedido de Exclusão Aguardando Aprovação” e envia para o e-mail do Administrador escolhido para autorizar o procedimento um link (url) de confirmação de exclusão, contendo:</text:p>
      <text:list xml:id="list20306555" text:continue-numbering="true" text:style-name="WW8Num7">
        <text:list-header>
          <text:p text:style-name="P29">- o Nome da Instituição a ser excluída;</text:p>
          <text:p text:style-name="P29">- Nome do Gerente da Insituição a ser excluída;</text:p>
          <text:p text:style-name="P29">- justificativa da exclusão;</text:p>
          <text:p text:style-name="P29">- prazo de validade do pedido de exclusão;</text:p>
          <text:p text:style-name="P35">- opção “Confirmar Exclusão”;</text:p>
          <text:p text:style-name="P35">- opção “Não Confirmar Exclusão”.</text:p>
          <text:p text:style-name="P42"><text:s/><text:tab/>10. O Administrador que recebeu o e-mail, confirma a operação de exclusão;</text:p>
          <text:list>
            <text:list-header>
              <text:p text:style-name="P42"><text:s/><text:tab/>11. O sistema valida a operação de exclusão;</text:p>
            </text:list-header>
          </text:list>
          <text:p text:style-name="P43"><text:soft-page-break/><text:s/><text:tab/>12. O caso de uso é encerrado.</text:p>
        </text:list-header>
      </text:list>
      <text:h text:style-name="Heading_20_1" text:outline-level="1">Fluxos Alternativos</text:h>
      <text:h text:style-name="P25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 o caso de uso termina.</text:span></text:p>
      <text:p text:style-name="P7">Fluxo Alternativo 2</text:p>
      <text:p text:style-name="P13">Se no passo 4 do <text:span text:style-name="T6">Fluxo Básico</text:span> o Administrador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2">Se no passo 8 do </text:span></text:span><text:span text:style-name="Fonte_20_parág._20_padrão"><text:span text:style-name="T9">Fluxo Básico </text:span></text:span><text:span text:style-name="Fonte_20_parág._20_padrão"><text:span text:style-name="T12">o Administrador não selecionou outro Administrador para autorizar a operação, então:</text:span></text:span></text:p>
      <text:p text:style-name="P18"><text:span text:style-name="Fonte_20_parág._20_padrão"><text:span text:style-name="T12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0 do <text:span text:style-name="Fonte_20_parág._20_padrão"><text:span text:style-name="T6">Fluxo Básico</text:span></text:span> o Administrador não selecionar nenhuma opção (Confirmar ou Não), durante o prazo de validade do pedido de exclusão, então: </text:p>
      <text:p text:style-name="P6"><text:s text:c="17"/><text:tab/>1. O pedido de exclusão é eliminado do sistema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</text:span></text:span><text:span text:style-name="Fonte_20_parág._20_padrão"><text:span text:style-name="T12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Fluxo Alternativo 6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 </text:span></text:span><text:span text:style-name="Fonte_20_parág._20_padrão"><text:span text:style-name="T12">o Administrador seleciona a opção “Não <text:tab/>Confirmar Exclusão”, durante o prazo de validade do pedido de exclusão, então: </text:span></text:span></text:p>
      <text:p text:style-name="P6"><text:tab/> <text:tab/>1. A Instituição não é excluída do sistema;</text:p>
      <text:p text:style-name="P9"><text:tab/> <text:s/><text:span text:style-name="T11"><text:s/><text:tab/></text:span><text:span text:style-name="T10">2. O caso de uso é encerrado;</text:span></text:p>
      <text:p text:style-name="P8">Fluxo Alternativo 7</text:p>
      <text:p text:style-name="P5"><text:soft-page-break/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20287527" text:style-name="L1">
        <text:list-item>
          <text:list>
            <text:list-header>
              <text:h text:style-name="P26" text:outline-level="2">Fluxo Alternativo 8</text:h>
              <text:list>
                <text:list-header>
                  <text:p text:style-name="P47"><text:span text:style-name="T12"><text:s/><text:tab/>Se no passo 2 dos </text:span><text:span text:style-name="T9">Fluxo Básico</text:span><text:span text:style-name="T12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41"><text:s/><text:tab/><text:tab/>1. O sistema exibe a mensagem “Insira um Nome ou Parte do nome <text:tab/><text:tab/>desejado e então o selecione na lista”;</text:p>
            </text:list-header>
          </text:list>
          <text:p text:style-name="P41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5"><text:s/><text:tab/><text:tab/>3. O sistema retorna ao passo 1 do fluxo básico.</text:p>
                    </text:list-header>
                  </text:list>
                </text:list-item>
              </text:list>
              <text:h text:style-name="P27" text:outline-level="2">Fluxo Alternativo 9</text:h>
            </text:list-item>
          </text:list>
          <text:p text:style-name="P39"><text:s/><text:tab/>Se no passo 3 do <text:span text:style-name="T13">Fluxo Básico</text:span> o nome inserido não for encontrado, então:</text:p>
          <text:list text:continue-numbering="true">
            <text:list-header>
              <text:p text:style-name="P39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6"><text:s/><text:tab/><text:tab/>2. O sistema retorna ao passo 1 para o fluxo básico.</text:p>
                    </text:list-header>
                  </text:list>
                </text:list-item>
              </text:list>
              <text:h text:style-name="P27" text:outline-level="2">Fluxo Alternativo 10</text:h>
              <text:p text:style-name="P41"><text:s/><text:tab/>Se no passo 3 do <text:span text:style-name="T13">Fluxo Básico</text:span> o Administrador selecionar a <text:s/>opção “Voltar”, <text:tab/>então:</text:p>
              <text:p text:style-name="P31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31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7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1">Fluxo Básico: A Instituição é excluida da base de dados.</text:span></text:p>
      <text:p text:style-name="P11"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4">Não ocorre alteração na base de dados do sistema.</text:span></text:p>
      <text:p text:style-name="P17">Fluxo Alternativo 5: <text:span text:style-name="T14">Não ocorre alteração na base de dados do sistema.</text:span></text:p>
      <text:p text:style-name="P17">Fluxo Alternativo 6: <text:span text:style-name="T14">Não ocorre alteração na base de dados do sistema.</text:span></text:p>
      <text:p text:style-name="P17">Fluxo Alternativo 7: Uma lista de backup é criada.</text:p>
      <text:p text:style-name="P17">Fluxo Alternativo 8: <text:span text:style-name="T14">Não ocorre alteração na base de dados do sistema.</text:span></text:p>
      <text:p text:style-name="P17"><text:soft-page-break/>Fluxo Alternativo 9: <text:span text:style-name="T14">Não ocorre alteração na base de dados do sistema.</text:span></text:p>
      <text:p text:style-name="P17">Fluxo Alternativo 10: <text:span text:style-name="T14">Não ocorre alteração na base de dados do sistema.</text:span></text:p>
      <text:h text:style-name="Heading_20_1" text:outline-level="1">Requisitos Especiais</text:h>
      <text:list xml:id="list20314611" text:style-name="L2">
        <text:list-item>
          <text:p text:style-name="P32">Requisito de Auditoria: o sistema salva no banco de dados o administrador que excluiu a instituição e o administrador que autorizou a operação.</text:p>
        </text:list-item>
        <text:list-item>
          <text:p text:style-name="P32">Segurança: A url enviada no e-mail, para que a exclusão possa ser autorizada, deve ser segura e codificada.</text:p>
        </text:list-item>
      </text:list>
      <text:list xml:id="list20302366" text:style-name="L3">
        <text:list-item>
          <text:p text:style-name="P33">Performance e Segurança: O sistema deve fazer uma verificação diária buscando exclusões pendentes (fora do prazo de validade estipulado) para manter a integridade do sistema.</text:p>
        </text:list-item>
      </text:list>
      <text:list xml:id="list20296170" text:style-name="L4">
        <text:list-item>
          <text:p text:style-name="P34">Performance: A lista gerada no passo 2 deve ser similar a um combo box que é atualizado a cada letra inserida pelo usuário no campo Nome.</text:p>
        </text:list-item>
        <text:list-item>
          <text:p text:style-name="P36">Performance: A resposta do sistema para a busca da Instituição deve ser realizada em até 1 segundo.</text:p>
        </text:list-item>
        <text:list-item>
          <text:p text:style-name="P23">Segurança: Se o usuário logado no sistema não for um dos tipos existentes na <text:span text:style-name="T13">Breve Descrição dos Atores</text:span> a opção “Excluir Instituição” não deve estar disponível.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5/06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7-19T00:17:46.30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74</meta:editing-cycles>
    <meta:editing-duration>PT7H31S</meta:editing-duration>
    <meta:generator>BrOffice/3.3$Win32 LibreOffice_project/330m19$Build-202</meta:generator>
    <dc:date>2011-07-19T00:17:46.23</dc:date>
    <meta:document-statistic meta:table-count="2" meta:image-count="1" meta:object-count="0" meta:page-count="5" meta:paragraph-count="107" meta:word-count="1432" meta:character-count="8507"/>
  </office:meta>
</office:document-meta>
</file>